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6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5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6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3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4456" calcext:value-type="float">
            <text:p>28.79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7024" calcext:value-type="float">
            <text:p>28.76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6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865</text:p>
          </table:table-cell>
          <table:table-cell office:value-type="string" calcext:value-type="string">
            <text:p>198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